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f97b9" officeooo:paragraph-rsid="0006e19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6e199" officeooo:paragraph-rsid="0006e19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716d9" officeooo:paragraph-rsid="000716d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d04b" officeooo:paragraph-rsid="0007d04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942b4" officeooo:paragraph-rsid="000942b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f97b9" officeooo:paragraph-rsid="0006e19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6e199" officeooo:paragraph-rsid="0006e19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6e199" officeooo:paragraph-rsid="0006e19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716d9" officeooo:paragraph-rsid="000716d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716d9" officeooo:paragraph-rsid="000716d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7d04b" officeooo:paragraph-rsid="0007d04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7d04b" officeooo:paragraph-rsid="0007d04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942b4" officeooo:paragraph-rsid="000942b4" style:font-weight-asian="bold" style:font-weight-complex="bold"/>
    </style:style>
    <style:style style:name="P14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bold" officeooo:rsid="001f97b9" officeooo:paragraph-rsid="0006e19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942b4" officeooo:paragraph-rsid="000942b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a73c1" officeooo:paragraph-rsid="000a73c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ba1d9" officeooo:paragraph-rsid="000ba1d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a73c1" officeooo:paragraph-rsid="000a73c1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a73c1" officeooo:paragraph-rsid="000a73c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ba1d9" officeooo:paragraph-rsid="000ba1d9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ba1d9" officeooo:paragraph-rsid="000e1a18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ba1d9" officeooo:paragraph-rsid="000ba1d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e1a18" officeooo:paragraph-rsid="000e1a18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e1a18" officeooo:paragraph-rsid="000e1a18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0ba1d9"/>
    </style:style>
    <style:style style:name="T1" style:family="text">
      <style:text-properties officeooo:rsid="000d4f6d"/>
    </style:style>
    <style:style style:name="T2" style:family="text">
      <style:text-properties officeooo:rsid="0006e199"/>
    </style:style>
    <style:style style:name="T3" style:family="text">
      <style:text-properties officeooo:rsid="000716d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1a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No : 0<text:span text:style-name="T2">3</text:span></text:p>
      <text:p text:style-name="P6">Database Management Lab</text:p>
      <text:p text:style-name="P14">Name: Shyam P Ambilkar<text:tab/><text:tab/><text:tab/><text:tab/><text:tab/><text:tab/><text:tab/><text:tab/> <text:s text:c="4"/>RollNo: TEB1602</text:p>
      <text:p text:style-name="P6">D<text:span text:style-name="T1">M</text:span>L(Data <text:span text:style-name="T1">Manipulation Language</text:span>)</text:p>
      <text:p text:style-name="P1">----------------------------------------------------------------------------------------------------------------------------</text:p>
      <text:p text:style-name="P2">MariaDB [department]&gt; select * from dept;</text:p>
      <text:p text:style-name="P2">+--------+------------+----------+</text:p>
      <text:p text:style-name="P2">| deptno | deptname <text:s text:c="2"/>| loc <text:s text:c="5"/>|</text:p>
      <text:p text:style-name="P2">+--------+------------+----------+</text:p>
      <text:p text:style-name="P2">| <text:s text:c="4"/>10 | Sales <text:s text:c="5"/>| Mumbai <text:s text:c="2"/>|</text:p>
      <text:p text:style-name="P2">| <text:s text:c="4"/>20 | Production | Pune <text:s text:c="4"/>|</text:p>
      <text:p text:style-name="P2">| <text:s text:c="4"/>30 | Accounts <text:s text:c="2"/>| Nasik <text:s text:c="3"/>|</text:p>
      <text:p text:style-name="P2">| <text:s text:c="4"/>40 | Research <text:s text:c="2"/>| Banglore |</text:p>
      <text:p text:style-name="P2">+--------+------------+----------+</text:p>
      <text:p text:style-name="P2">4 rows in set (0.06 sec)</text:p>
      <text:p text:style-name="P2"/>
      <text:p text:style-name="P2">MariaDB [department]&gt; select * from emp;</text:p>
      <text:p text:style-name="P2">+-------+----------+----------+--------+--------+</text:p>
      <text:p text:style-name="P2">| empno | ename <text:s text:c="3"/>| job <text:s text:c="5"/>| deptno | salary |</text:p>
      <text:p text:style-name="P2">+-------+----------+----------+--------+--------+</text:p>
      <text:p text:style-name="P2">| <text:s text:c="2"/>101 | Shyam <text:s text:c="3"/>| Manager <text:s/>| <text:s text:c="4"/>10 | <text:s/>50000 |</text:p>
      <text:p text:style-name="P2">| <text:s text:c="2"/>102 | Dhiraj <text:s text:c="2"/>| Clerk <text:s text:c="3"/>| <text:s text:c="4"/>20 | <text:s/>12000 |</text:p>
      <text:p text:style-name="P2">| <text:s text:c="2"/>103 | Vinay <text:s text:c="3"/>| Salesman | <text:s text:c="4"/>30 | <text:s/>17000 |</text:p>
      <text:p text:style-name="P2">| <text:s text:c="2"/>104 | Mayur <text:s text:c="3"/>| Salesman | <text:s text:c="4"/>40 | <text:s/>18000 |</text:p>
      <text:p text:style-name="P2">| <text:s text:c="2"/>105 | Sanjay <text:s text:c="2"/>| Clerk <text:s text:c="3"/>| <text:s text:c="3"/>100 | <text:s/>13000 |</text:p>
      <text:p text:style-name="P2">| <text:s text:c="2"/>106 | Abhishek | Manager <text:s/>| <text:s text:c="4"/>10 | <text:s/>43000 |</text:p>
      <text:p text:style-name="P2">+-------+----------+----------+--------+--------+</text:p>
      <text:p text:style-name="P2">6 rows in set (0.00 sec)</text:p>
      <text:p text:style-name="P2">----------------------------------------------------------------------------------------------------------------------------</text:p>
      <text:p text:style-name="P7">Set Operations: (Union,Union All,Intersect,Minus)</text:p>
      <text:p text:style-name="P7">----------------------------------------------------------------------------------------------------------------------------</text:p>
      <text:p text:style-name="P8"><text:span text:style-name="T3">1.</text:span>Union:</text:p>
      <text:p text:style-name="P8"/>
      <text:p text:style-name="P3">MariaDB [department]&gt; select deptno from emp Union select deptno from dept;</text:p>
      <text:p text:style-name="P3">+--------+</text:p>
      <text:p text:style-name="P3">| deptno |</text:p>
      <text:p text:style-name="P3">+--------+</text:p>
      <text:p text:style-name="P3">| <text:s text:c="4"/>10 |</text:p>
      <text:p text:style-name="P3">| <text:s text:c="4"/>20 |</text:p>
      <text:p text:style-name="P3">| <text:s text:c="4"/>30 |</text:p>
      <text:p text:style-name="P3">| <text:s text:c="4"/>40 |</text:p>
      <text:p text:style-name="P3">| <text:s text:c="3"/>100 |</text:p>
      <text:p text:style-name="P3">+--------+</text:p>
      <text:p text:style-name="P3">5 rows in set (0.03 sec)</text:p>
      <text:p text:style-name="P3"/>
      <text:p text:style-name="P10">2.Union All</text:p>
      <text:p text:style-name="P9"/>
      <text:p text:style-name="P3">MariaDB [department]&gt; select deptno from emp Union All select deptno from dept;</text:p>
      <text:p text:style-name="P3"/>
      <text:p text:style-name="P3"/>
      <text:p text:style-name="P3"><text:soft-page-break/>+--------+</text:p>
      <text:p text:style-name="P3">| deptno |</text:p>
      <text:p text:style-name="P3">+--------+</text:p>
      <text:p text:style-name="P3">| <text:s text:c="4"/>10 |</text:p>
      <text:p text:style-name="P3">| <text:s text:c="4"/>20 |</text:p>
      <text:p text:style-name="P3">| <text:s text:c="4"/>30 |</text:p>
      <text:p text:style-name="P3">| <text:s text:c="4"/>40 |</text:p>
      <text:p text:style-name="P3">| <text:s text:c="3"/>100 |</text:p>
      <text:p text:style-name="P3">| <text:s text:c="4"/>10 |</text:p>
      <text:p text:style-name="P3">| <text:s text:c="4"/>10 |</text:p>
      <text:p text:style-name="P3">| <text:s text:c="4"/>20 |</text:p>
      <text:p text:style-name="P3">| <text:s text:c="4"/>30 |</text:p>
      <text:p text:style-name="P3">| <text:s text:c="4"/>40 |</text:p>
      <text:p text:style-name="P3">+--------+</text:p>
      <text:p text:style-name="P3">10 rows in set (0.00 sec)</text:p>
      <text:p text:style-name="P3">----------------------------------------------------------------------------------------------------------------------------</text:p>
      <text:p text:style-name="P12">PREDICATES </text:p>
      <text:p text:style-name="P11">----------------------------------------------------------------------------------------------------------------------------</text:p>
      <text:p text:style-name="P11">Comparison predicates</text:p>
      <text:p text:style-name="P4">+-------+----------+----------+--------+--------+</text:p>
      <text:p text:style-name="P4">| empno | ename <text:s text:c="3"/>| job <text:s text:c="5"/>| deptno | salary |</text:p>
      <text:p text:style-name="P4">+-------+----------+----------+--------+--------+</text:p>
      <text:p text:style-name="P4">| <text:s text:c="2"/>101 | Shyam <text:s text:c="3"/>| Manager <text:s/>| <text:s text:c="4"/>10 | <text:s/>50000 |</text:p>
      <text:p text:style-name="P4">| <text:s text:c="2"/>102 | Dhiraj <text:s text:c="2"/>| Clerk <text:s text:c="3"/>| <text:s text:c="4"/>20 | <text:s/>12000 |</text:p>
      <text:p text:style-name="P4">| <text:s text:c="2"/>103 | Vinay <text:s text:c="3"/>| Salesman | <text:s text:c="4"/>30 | <text:s/>17000 |</text:p>
      <text:p text:style-name="P4">| <text:s text:c="2"/>104 | Mayur <text:s text:c="3"/>| Salesman | <text:s text:c="4"/>40 | <text:s/>18000 |</text:p>
      <text:p text:style-name="P4">| <text:s text:c="2"/>105 | Sanjay <text:s text:c="2"/>| Clerk <text:s text:c="3"/>| <text:s text:c="3"/>100 | <text:s/>13000 |</text:p>
      <text:p text:style-name="P4">| <text:s text:c="2"/>106 | Abhishek | Manager <text:s/>| <text:s text:c="4"/>10 | <text:s/>43000 |</text:p>
      <text:p text:style-name="P4">+-------+----------+----------+--------+--------+</text:p>
      <text:p text:style-name="P12">1.= to predicates</text:p>
      <text:p text:style-name="P4">MariaDB [department]&gt; <text:span text:style-name="T4">select * from emp where ename='Shyam';</text:span></text:p>
      <text:p text:style-name="P4">+-------+-------+---------+--------+--------+</text:p>
      <text:p text:style-name="P4">| empno | ename | job <text:s text:c="4"/>| deptno | salary |</text:p>
      <text:p text:style-name="P4">+-------+-------+---------+--------+--------+</text:p>
      <text:p text:style-name="P4">| <text:s text:c="2"/>101 | Shyam | Manager | <text:s text:c="4"/>10 | <text:s/>50000 |</text:p>
      <text:p text:style-name="P4">+-------+-------+---------+--------+--------+</text:p>
      <text:p text:style-name="P4">1 row in set (0.02 sec)</text:p>
      <text:p text:style-name="P4">----------------------------------------------------------------------------------------------------------------------------</text:p>
      <text:p text:style-name="P13">2. &lt;(less than) prdicates</text:p>
      <text:p text:style-name="P5">MariaDB [department]&gt; select * from emp where salary&lt;30000;</text:p>
      <text:p text:style-name="P5">+-------+--------+----------+--------+--------+</text:p>
      <text:p text:style-name="P5">| empno | ename <text:s/>| job <text:s text:c="5"/>| deptno | salary |</text:p>
      <text:p text:style-name="P5">+-------+--------+----------+--------+--------+</text:p>
      <text:p text:style-name="P5">| <text:s text:c="2"/>102 | Dhiraj | Clerk <text:s text:c="3"/>| <text:s text:c="4"/>20 | <text:s/>12000 |</text:p>
      <text:p text:style-name="P5">| <text:s text:c="2"/>103 | Vinay <text:s/>| Salesman | <text:s text:c="4"/>30 | <text:s/>17000 |</text:p>
      <text:p text:style-name="P5">| <text:s text:c="2"/>104 | Mayur <text:s/>| Salesman | <text:s text:c="4"/>40 | <text:s/>18000 |</text:p>
      <text:p text:style-name="P5">| <text:s text:c="2"/>105 | Sanjay | Clerk <text:s text:c="3"/>| <text:s text:c="3"/>100 | <text:s/>13000 |</text:p>
      <text:p text:style-name="P5">+-------+--------+----------+--------+--------+</text:p>
      <text:p text:style-name="P5">4 rows in set (0.00 sec)</text:p>
      <text:p text:style-name="P5"/>
      <text:p text:style-name="P5"/>
      <text:p text:style-name="P13"><text:soft-page-break/>3. &lt;= (less than or equal to ) predicates:</text:p>
      <text:p text:style-name="P13"/>
      <text:p text:style-name="P5">MariaDB [department]&gt; select * from emp where salary&lt;=30000;</text:p>
      <text:p text:style-name="P5">+-------+--------+----------+--------+--------+</text:p>
      <text:p text:style-name="P5">| empno | ename <text:s/>| job <text:s text:c="5"/>| deptno | salary |</text:p>
      <text:p text:style-name="P5">+-------+--------+----------+--------+--------+</text:p>
      <text:p text:style-name="P5">| <text:s text:c="2"/>102 | Dhiraj | Clerk <text:s text:c="3"/>| <text:s text:c="4"/>20 | <text:s/>12000 |</text:p>
      <text:p text:style-name="P5">| <text:s text:c="2"/>103 | Vinay <text:s/>| Salesman | <text:s text:c="4"/>30 | <text:s/>17000 |</text:p>
      <text:p text:style-name="P5">| <text:s text:c="2"/>104 | Mayur <text:s/>| Salesman | <text:s text:c="4"/>40 | <text:s/>18000 |</text:p>
      <text:p text:style-name="P5">| <text:s text:c="2"/>105 | Sanjay | Clerk <text:s text:c="3"/>| <text:s text:c="3"/>100 | <text:s/>13000 |</text:p>
      <text:p text:style-name="P5">+-------+--------+----------+--------+--------+</text:p>
      <text:p text:style-name="P5">4 rows in set (0.00 sec)</text:p>
      <text:p text:style-name="P5"/>
      <text:p text:style-name="P13">4. &gt;(greter than ) prdicates</text:p>
      <text:p text:style-name="P13"/>
      <text:p text:style-name="P5">MariaDB [department]&gt; select * from emp where salary&gt;30000;</text:p>
      <text:p text:style-name="P5">+-------+----------+---------+--------+--------+</text:p>
      <text:p text:style-name="P5">| empno | ename <text:s text:c="3"/>| job <text:s text:c="4"/>| deptno | salary |</text:p>
      <text:p text:style-name="P5">+-------+----------+---------+--------+--------+</text:p>
      <text:p text:style-name="P5">| <text:s text:c="2"/>101 | Shyam <text:s text:c="3"/>| Manager | <text:s text:c="4"/>10 | <text:s/>50000 |</text:p>
      <text:p text:style-name="P5">| <text:s text:c="2"/>106 | Abhishek | Manager | <text:s text:c="4"/>10 | <text:s/>43000 |</text:p>
      <text:p text:style-name="P5">+-------+----------+---------+--------+--------+</text:p>
      <text:p text:style-name="P5">2 rows in set (0.00 sec)</text:p>
      <text:p text:style-name="P5"/>
      <text:p text:style-name="P13">5. &gt;=(greter than or equal) predicates</text:p>
      <text:p text:style-name="P13"/>
      <text:p text:style-name="P5">MariaDB [department]&gt; select * from emp where salary&gt;=18000;</text:p>
      <text:p text:style-name="P5">+-------+----------+----------+--------+--------+</text:p>
      <text:p text:style-name="P5">| empno | ename <text:s text:c="3"/>| job <text:s text:c="5"/>| deptno | salary |</text:p>
      <text:p text:style-name="P5">+-------+----------+----------+--------+--------+</text:p>
      <text:p text:style-name="P5">| <text:s text:c="2"/>101 | Shyam <text:s text:c="3"/>| Manager <text:s/>| <text:s text:c="4"/>10 | <text:s/>50000 |</text:p>
      <text:p text:style-name="P5">| <text:s text:c="2"/>104 | Mayur <text:s text:c="3"/>| Salesman | <text:s text:c="4"/>40 | <text:s/>18000 |</text:p>
      <text:p text:style-name="P5">| <text:s text:c="2"/>106 | Abhishek | Manager <text:s/>| <text:s text:c="4"/>10 | <text:s/>43000 |</text:p>
      <text:p text:style-name="P5">+-------+----------+----------+--------+--------+</text:p>
      <text:p text:style-name="P5">3 rows in set (0.00 sec)</text:p>
      <text:p text:style-name="P16"/>
      <text:p text:style-name="P19">6. &lt;&gt; Not Equal to predicate</text:p>
      <text:p text:style-name="P16">MariaDB [department]&gt; select * from emp where salary&lt;&gt;18000;</text:p>
      <text:p text:style-name="P16">+-------+----------+----------+--------+--------+</text:p>
      <text:p text:style-name="P16">| empno | ename <text:s text:c="3"/>| job <text:s text:c="5"/>| deptno | salary |</text:p>
      <text:p text:style-name="P16">+-------+----------+----------+--------+--------+</text:p>
      <text:p text:style-name="P16">| <text:s text:c="2"/>101 | Shyam <text:s text:c="3"/>| Manager <text:s/>| <text:s text:c="4"/>10 | <text:s/>50000 |</text:p>
      <text:p text:style-name="P16">| <text:s text:c="2"/>102 | Dhiraj <text:s text:c="2"/>| Clerk <text:s text:c="3"/>| <text:s text:c="4"/>20 | <text:s/>12000 |</text:p>
      <text:p text:style-name="P16">| <text:s text:c="2"/>103 | Vinay <text:s text:c="3"/>| Salesman | <text:s text:c="4"/>30 | <text:s/>17000 |</text:p>
      <text:p text:style-name="P16">| <text:s text:c="2"/>105 | Sanjay <text:s text:c="2"/>| Clerk <text:s text:c="3"/>| <text:s text:c="3"/>100 | <text:s/>13000 |</text:p>
      <text:p text:style-name="P16">| <text:s text:c="2"/>106 | Abhishek | Manager <text:s/>| <text:s text:c="4"/>10 | <text:s/>43000 |</text:p>
      <text:p text:style-name="P16">+-------+----------+----------+--------+--------+</text:p>
      <text:p text:style-name="P16">5 rows in set (0.08 sec)</text:p>
      <text:p text:style-name="P16"/>
      <text:p text:style-name="P18">7. Combination of predicates can be used with AND operator</text:p>
      <text:p text:style-name="P16">MariaDB [department]&gt; select * from emp where salary &gt;=10000 and salary &lt;=40000; </text:p>
      <text:p text:style-name="P16"><text:soft-page-break/>+-------+--------+----------+--------+--------+</text:p>
      <text:p text:style-name="P16">| empno | ename <text:s/>| job <text:s text:c="5"/>| deptno | salary |</text:p>
      <text:p text:style-name="P16">+-------+--------+----------+--------+--------+</text:p>
      <text:p text:style-name="P16">| <text:s text:c="2"/>102 | Dhiraj | Clerk <text:s text:c="3"/>| <text:s text:c="4"/>20 | <text:s/>12000 |</text:p>
      <text:p text:style-name="P16">| <text:s text:c="2"/>103 | Vinay <text:s/>| Salesman | <text:s text:c="4"/>30 | <text:s/>17000 |</text:p>
      <text:p text:style-name="P16">| <text:s text:c="2"/>104 | Mayur <text:s/>| Salesman | <text:s text:c="4"/>40 | <text:s/>18000 |</text:p>
      <text:p text:style-name="P16">| <text:s text:c="2"/>105 | Sanjay | Clerk <text:s text:c="3"/>| <text:s text:c="3"/>100 | <text:s/>13000 |</text:p>
      <text:p text:style-name="P16">+-------+--------+----------+--------+--------+</text:p>
      <text:p text:style-name="P16">4 rows in set (0.04 sec)</text:p>
      <text:p text:style-name="P16">----------------------------------------------------------------------------------------------------------------------------</text:p>
      <text:p text:style-name="P22">BETWEEN PREDICATES</text:p>
      <text:p text:style-name="P22">----------------------------------------------------------------------------------------------------------------------------</text:p>
      <text:p text:style-name="P22">1. Between predicate is used specify range of values. The and keyword is used in this predicate.</text:p>
      <text:p text:style-name="P17"/>
      <text:p text:style-name="P17">MariaDB [department]&gt; select * from emp where salary between 10000 and 20000;</text:p>
      <text:p text:style-name="P17">+-------+--------+----------+--------+--------+</text:p>
      <text:p text:style-name="P17">| empno | ename <text:s/>| job <text:s text:c="5"/>| deptno | salary |</text:p>
      <text:p text:style-name="P17">+-------+--------+----------+--------+--------+</text:p>
      <text:p text:style-name="P17">| <text:s text:c="2"/>102 | Dhiraj | Clerk <text:s text:c="3"/>| <text:s text:c="4"/>20 | <text:s/>12000 |</text:p>
      <text:p text:style-name="P17">| <text:s text:c="2"/>103 | Vinay <text:s/>| Salesman | <text:s text:c="4"/>30 | <text:s/>17000 |</text:p>
      <text:p text:style-name="P17">| <text:s text:c="2"/>104 | Mayur <text:s/>| Salesman | <text:s text:c="4"/>40 | <text:s/>18000 |</text:p>
      <text:p text:style-name="P17">| <text:s text:c="2"/>105 | Sanjay | Clerk <text:s text:c="3"/>| <text:s text:c="3"/>100 | <text:s/>13000 |</text:p>
      <text:p text:style-name="P17">+-------+--------+----------+--------+--------+</text:p>
      <text:p text:style-name="P17">4 rows in set (0.03 sec)</text:p>
      <text:p text:style-name="P25">----------------------------------------------------------------------------------------------------------------------------</text:p>
      <text:p text:style-name="P22">2. In “Between ” predicate the NOT keyword can also used</text:p>
      <text:p text:style-name="P22"/>
      <text:p text:style-name="P17">MariaDB [department]&gt; select * from emp where salary not <text:s/>between 10000 and 20000;</text:p>
      <text:p text:style-name="P17">+-------+----------+---------+--------+--------+</text:p>
      <text:p text:style-name="P17">| empno | ename <text:s text:c="3"/>| job <text:s text:c="4"/>| deptno | salary |</text:p>
      <text:p text:style-name="P17">+-------+----------+---------+--------+--------+</text:p>
      <text:p text:style-name="P17">| <text:s text:c="2"/>101 | Shyam <text:s text:c="3"/>| Manager | <text:s text:c="4"/>10 | <text:s/>50000 |</text:p>
      <text:p text:style-name="P17">| <text:s text:c="2"/>106 | Abhishek | Manager | <text:s text:c="4"/>10 | <text:s/>43000 |</text:p>
      <text:p text:style-name="P17">+-------+----------+---------+--------+--------+</text:p>
      <text:p text:style-name="P17">2 rows in set (0.00 sec)</text:p>
      <text:p text:style-name="P17">----------------------------------------------------------------------------------------------------------------------------</text:p>
      <text:p text:style-name="P22">3. In predicate</text:p>
      <text:p text:style-name="P22"/>
      <text:p text:style-name="P17">MariaDB [department]&gt; select * from emp where salary in(12000,13000);</text:p>
      <text:p text:style-name="P17">+-------+--------+-------+--------+--------+</text:p>
      <text:p text:style-name="P17">| empno | ename <text:s/>| job <text:s text:c="2"/>| deptno | salary |</text:p>
      <text:p text:style-name="P17">+-------+--------+-------+--------+--------+</text:p>
      <text:p text:style-name="P17">| <text:s text:c="2"/>102 | Dhiraj | Clerk | <text:s text:c="4"/>20 | <text:s/>12000 |</text:p>
      <text:p text:style-name="P17">| <text:s text:c="2"/>105 | Sanjay | Clerk | <text:s text:c="3"/>100 | <text:s/>13000 |</text:p>
      <text:p text:style-name="P17">+-------+--------+-------+--------+--------+</text:p>
      <text:p text:style-name="P17">2 rows in set (0.04 sec)</text:p>
      <text:p text:style-name="P17"/>
      <text:p text:style-name="P17"/>
      <text:p text:style-name="P17"/>
      <text:p text:style-name="P17"/>
      <text:p text:style-name="P17"/>
      <text:p text:style-name="P17"><text:soft-page-break/>----------------------------------------------------------------------------------------------------------------------------</text:p>
      <text:p text:style-name="P24">Like predicate</text:p>
      <text:p text:style-name="P24">----------------------------------------------------------------------------------------------------------------------------</text:p>
      <text:p text:style-name="P23">Example:Display records of employee whose name starts with letter 'S'</text:p>
      <text:p text:style-name="P23"/>
      <text:p text:style-name="P17">MariaDB [department]&gt; select * from emp where ename like 'S%';</text:p>
      <text:p text:style-name="P17">+-------+--------+---------+--------+--------+</text:p>
      <text:p text:style-name="P17">| empno | ename <text:s/>| job <text:s text:c="4"/>| deptno | salary |</text:p>
      <text:p text:style-name="P17">+-------+--------+---------+--------+--------+</text:p>
      <text:p text:style-name="P17">| <text:s text:c="2"/>101 | Shyam <text:s/>| Manager | <text:s text:c="4"/>10 | <text:s/>50000 |</text:p>
      <text:p text:style-name="P17">| <text:s text:c="2"/>105 | Sanjay | Clerk <text:s text:c="2"/>| <text:s text:c="3"/>100 | <text:s/>13000 |</text:p>
      <text:p text:style-name="P17">+-------+--------+---------+--------+--------+</text:p>
      <text:p text:style-name="P17">2 rows in set (0.01 sec)</text:p>
      <text:p text:style-name="P17"/>
      <text:p text:style-name="P21">Example: <text:span text:style-name="T5">Display records of employee whose name ends with letter 'y'</text:span></text:p>
      <text:p text:style-name="P17">MariaDB [department]&gt; select * from emp where ename like '%y';</text:p>
      <text:p text:style-name="P17">+-------+--------+----------+--------+--------+</text:p>
      <text:p text:style-name="P17">| empno | ename <text:s/>| job <text:s text:c="5"/>| deptno | salary |</text:p>
      <text:p text:style-name="P17">+-------+--------+----------+--------+--------+</text:p>
      <text:p text:style-name="P17">| <text:s text:c="2"/>103 | Vinay <text:s/>| Salesman | <text:s text:c="4"/>30 | <text:s/>17000 |</text:p>
      <text:p text:style-name="P17">| <text:s text:c="2"/>105 | Sanjay | Clerk <text:s text:c="3"/>| <text:s text:c="3"/>100 | <text:s/>13000 |</text:p>
      <text:p text:style-name="P17">+-------+--------+----------+--------+--------+</text:p>
      <text:p text:style-name="P17">2 rows in set (0.00 sec)</text:p>
      <text:p text:style-name="P17"/>
      <text:p text:style-name="P21">Example:<text:span text:style-name="T5">Display records of employee whose name contains 'a' as second character.</text:span></text:p>
      <text:p text:style-name="P17">MariaDB [department]&gt; select * from emp where ename like '_a%';</text:p>
      <text:p text:style-name="P17">+-------+--------+----------+--------+--------+</text:p>
      <text:p text:style-name="P17">| empno | ename <text:s/>| job <text:s text:c="5"/>| deptno | salary |</text:p>
      <text:p text:style-name="P17">+-------+--------+----------+--------+--------+</text:p>
      <text:p text:style-name="P17">| <text:s text:c="2"/>104 | Mayur <text:s/>| Salesman | <text:s text:c="4"/>40 | <text:s/>18000 |</text:p>
      <text:p text:style-name="P17">| <text:s text:c="2"/>105 | Sanjay | Clerk <text:s text:c="3"/>| <text:s text:c="3"/>100 | <text:s/>13000 |</text:p>
      <text:p text:style-name="P17">+-------+--------+----------+--------+--------+</text:p>
      <text:p text:style-name="P17">2 rows in set (0.00 sec)</text:p>
      <text:p text:style-name="P17"/>
      <text:p text:style-name="P20">Example:Display record of employee whose name contains character 'A'anywhere.</text:p>
      <text:p text:style-name="P17">MariaDB [department]&gt; select * from emp where ename like '%_a%';</text:p>
      <text:p text:style-name="P17">+-------+--------+----------+--------+--------+</text:p>
      <text:p text:style-name="P17">| empno | ename <text:s/>| job <text:s text:c="5"/>| deptno | salary |</text:p>
      <text:p text:style-name="P17">+-------+--------+----------+--------+--------+</text:p>
      <text:p text:style-name="P17">| <text:s text:c="2"/>101 | Shyam <text:s/>| Manager <text:s/>| <text:s text:c="4"/>10 | <text:s/>50000 |</text:p>
      <text:p text:style-name="P17">| <text:s text:c="2"/>102 | Dhiraj | Clerk <text:s text:c="3"/>| <text:s text:c="4"/>20 | <text:s/>12000 |</text:p>
      <text:p text:style-name="P17">| <text:s text:c="2"/>103 | Vinay <text:s/>| Salesman | <text:s text:c="4"/>30 | <text:s/>17000 |</text:p>
      <text:p text:style-name="P17">| <text:s text:c="2"/>104 | Mayur <text:s/>| Salesman | <text:s text:c="4"/>40 | <text:s/>18000 |</text:p>
      <text:p text:style-name="P17">| <text:s text:c="2"/>105 | Sanjay | Clerk <text:s text:c="3"/>| <text:s text:c="3"/>100 | <text:s/>13000 |</text:p>
      <text:p text:style-name="P17">+-------+--------+----------+--------+--------+</text:p>
      <text:p text:style-name="P17">5 rows in set (0.00 sec)</text:p>
      <text:p text:style-name="P17"/>
      <text:p text:style-name="P17"/>
      <text:p text:style-name="P17"/>
      <text:p text:style-name="P17"/>
      <text:p text:style-name="P17"/>
      <text:p text:style-name="P17"><text:soft-page-break/>----------------------------------------------------------------------------------------------------------------------------</text:p>
      <text:p text:style-name="P22">IS [NOT] NULL:</text:p>
      <text:p text:style-name="P20">----------------------------------------------------------------------------------------------------------------------------</text:p>
      <text:p text:style-name="P20">Example: Display records of employees who never get any salary</text:p>
      <text:p text:style-name="P20"/>
      <text:p text:style-name="P17">MariaDB [department]&gt; select * from emp where salary is NULL;</text:p>
      <text:p text:style-name="P17">Empty set (0.01 sec)</text:p>
      <text:p text:style-name="P21">Example: Display records of employees who <text:s/>get salary.</text:p>
      <text:p text:style-name="P17">MariaDB [department]&gt; select * from emp where salary is NOT NULL;</text:p>
      <text:p text:style-name="P17">+-------+----------+----------+--------+--------+</text:p>
      <text:p text:style-name="P17">| empno | ename <text:s text:c="3"/>| job <text:s text:c="5"/>| deptno | salary |</text:p>
      <text:p text:style-name="P17">+-------+----------+----------+--------+--------+</text:p>
      <text:p text:style-name="P17">| <text:s text:c="2"/>101 | Shyam <text:s text:c="3"/>| Manager <text:s/>| <text:s text:c="4"/>10 | <text:s/>50000 |</text:p>
      <text:p text:style-name="P17">| <text:s text:c="2"/>102 | Dhiraj <text:s text:c="2"/>| Clerk <text:s text:c="3"/>| <text:s text:c="4"/>20 | <text:s/>12000 |</text:p>
      <text:p text:style-name="P17">| <text:s text:c="2"/>103 | Vinay <text:s text:c="3"/>| Salesman | <text:s text:c="4"/>30 | <text:s/>17000 |</text:p>
      <text:p text:style-name="P17">| <text:s text:c="2"/>104 | Mayur <text:s text:c="3"/>| Salesman | <text:s text:c="4"/>40 | <text:s/>18000 |</text:p>
      <text:p text:style-name="P17">| <text:s text:c="2"/>105 | Sanjay <text:s text:c="2"/>| Clerk <text:s text:c="3"/>| <text:s text:c="3"/>100 | <text:s/>13000 |</text:p>
      <text:p text:style-name="P17">| <text:s text:c="2"/>106 | Abhishek | Manager <text:s/>| <text:s text:c="4"/>10 | <text:s/>43000 |</text:p>
      <text:p text:style-name="P17">+-------+----------+----------+--------+--------+</text:p>
      <text:p text:style-name="P17">6 rows in set (0.00 sec)</text:p>
      <text:p text:style-name="P17"/>
      <text:p text:style-name="P16">----------------------------------------------------------------------------------------------------------------------------</text:p>
      <text:p text:style-name="P19">Logical Operators : (AND,OR,NOT,EX-OR)</text:p>
      <text:p text:style-name="P19">----------------------------------------------------------------------------------------------------------------------------</text:p>
      <text:p text:style-name="P19">1. AND Operator</text:p>
      <text:p text:style-name="P16">MariaDB [department]&gt; select * from emp where salary &gt;=10000 &amp;&amp; salary &lt;=40000; </text:p>
      <text:p text:style-name="P16">+-------+--------+----------+--------+--------+</text:p>
      <text:p text:style-name="P16">| empno | ename <text:s/>| job <text:s text:c="5"/>| deptno | salary |</text:p>
      <text:p text:style-name="P16">+-------+--------+----------+--------+--------+</text:p>
      <text:p text:style-name="P16">| <text:s text:c="2"/>102 | Dhiraj | Clerk <text:s text:c="3"/>| <text:s text:c="4"/>20 | <text:s/>12000 |</text:p>
      <text:p text:style-name="P16">| <text:s text:c="2"/>103 | Vinay <text:s/>| Salesman | <text:s text:c="4"/>30 | <text:s/>17000 |</text:p>
      <text:p text:style-name="P16">| <text:s text:c="2"/>104 | Mayur <text:s/>| Salesman | <text:s text:c="4"/>40 | <text:s/>18000 |</text:p>
      <text:p text:style-name="P16">| <text:s text:c="2"/>105 | Sanjay | Clerk <text:s text:c="3"/>| <text:s text:c="3"/>100 | <text:s/>13000 |</text:p>
      <text:p text:style-name="P16">+-------+--------+----------+--------+--------+</text:p>
      <text:p text:style-name="P16">4 rows in set (0.01 sec)</text:p>
      <text:p text:style-name="P19">2.OR Operator</text:p>
      <text:p text:style-name="P16">MariaDB [department]&gt; select * from emp where salary &gt;=10000 || salary &lt;=40000;</text:p>
      <text:p text:style-name="P16">+-------+----------+----------+--------+--------+</text:p>
      <text:p text:style-name="P16">| empno | ename <text:s text:c="3"/>| job <text:s text:c="5"/>| deptno | salary |</text:p>
      <text:p text:style-name="P16">+-------+----------+----------+--------+--------+</text:p>
      <text:p text:style-name="P16">| <text:s text:c="2"/>101 | Shyam <text:s text:c="3"/>| Manager <text:s/>| <text:s text:c="4"/>10 | <text:s/>50000 |</text:p>
      <text:p text:style-name="P16">| <text:s text:c="2"/>102 | Dhiraj <text:s text:c="2"/>| Clerk <text:s text:c="3"/>| <text:s text:c="4"/>20 | <text:s/>12000 |</text:p>
      <text:p text:style-name="P16">| <text:s text:c="2"/>103 | Vinay <text:s text:c="3"/>| Salesman | <text:s text:c="4"/>30 | <text:s/>17000 |</text:p>
      <text:p text:style-name="P16">| <text:s text:c="2"/>104 | Mayur <text:s text:c="3"/>| Salesman | <text:s text:c="4"/>40 | <text:s/>18000 |</text:p>
      <text:p text:style-name="P16">| <text:s text:c="2"/>105 | Sanjay <text:s text:c="2"/>| Clerk <text:s text:c="3"/>| <text:s text:c="3"/>100 | <text:s/>13000 |</text:p>
      <text:p text:style-name="P16">| <text:s text:c="2"/>106 | Abhishek | Manager <text:s/>| <text:s text:c="4"/>10 | <text:s/>43000 |</text:p>
      <text:p text:style-name="P16">+-------+----------+----------+--------+--------+</text:p>
      <text:p text:style-name="P16">6 rows in set (0.00 sec)</text:p>
      <text:p text:style-name="P16"/>
      <text:p text:style-name="P16"/>
      <text:p text:style-name="P16"/>
      <text:p text:style-name="P19"><text:soft-page-break/>3.NOT Operator</text:p>
      <text:p text:style-name="P16">MariaDB [department]&gt; select * from emp where NOT ename ='Shyam';</text:p>
      <text:p text:style-name="P16">+-------+----------+----------+--------+--------+</text:p>
      <text:p text:style-name="P16">| empno | ename <text:s text:c="3"/>| job <text:s text:c="5"/>| deptno | salary |</text:p>
      <text:p text:style-name="P16">+-------+----------+----------+--------+--------+</text:p>
      <text:p text:style-name="P16">| <text:s text:c="2"/>102 | Dhiraj <text:s text:c="2"/>| Clerk <text:s text:c="3"/>| <text:s text:c="4"/>20 | <text:s/>12000 |</text:p>
      <text:p text:style-name="P16">| <text:s text:c="2"/>103 | Vinay <text:s text:c="3"/>| Salesman | <text:s text:c="4"/>30 | <text:s/>17000 |</text:p>
      <text:p text:style-name="P16">| <text:s text:c="2"/>104 | Mayur <text:s text:c="3"/>| Salesman | <text:s text:c="4"/>40 | <text:s/>18000 |</text:p>
      <text:p text:style-name="P16">| <text:s text:c="2"/>105 | Sanjay <text:s text:c="2"/>| Clerk <text:s text:c="3"/>| <text:s text:c="3"/>100 | <text:s/>13000 |</text:p>
      <text:p text:style-name="P16">| <text:s text:c="2"/>106 | Abhishek | Manager <text:s/>| <text:s text:c="4"/>10 | <text:s/>43000 |</text:p>
      <text:p text:style-name="P16">+-------+----------+----------+--------+--------+</text:p>
      <text:p text:style-name="P16">5 rows in set (0.00 sec)</text:p>
      <text:p text:style-name="P16">----------------------------------------------------------------------------------------------------------------------------</text:p>
      <text:p text:style-name="P16"/>
      <text:p text:style-name="P16"/>
      <text:p text:style-name="P1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646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15:44.950075030</meta:creation-date>
    <dc:date>2017-10-20T12:03:22.524934913</dc:date>
    <meta:editing-duration>PT45M42S</meta:editing-duration>
    <meta:editing-cycles>4</meta:editing-cycles>
    <meta:generator>LibreOffice/4.3.7.2$Linux_X86_64 LibreOffice_project/430$Build-2</meta:generator>
    <meta:document-statistic meta:table-count="0" meta:image-count="0" meta:object-count="0" meta:page-count="7" meta:paragraph-count="281" meta:word-count="2069" meta:character-count="13215" meta:non-whitespace-character-count="10793"/>
  </office:meta>
</office:document-meta>
</file>